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Impl.EventImpl( NamePathResolver resolver , org . apache . jackrabbit . spi . 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entImpl.valueOf( int event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ventImp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Impl.getUs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Impl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ventImpl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